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2e9f" officeooo:paragraph-rsid="00172e9f" style:font-size-asian="12.25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Header">
      <style:paragraph-properties fo:text-align="end" style:justify-single-word="false"/>
      <style:text-properties fo:color="#999999" officeooo:rsid="00172e9f" officeooo:paragraph-rsid="00172e9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eração de genes candidatos com as Generative Adversarial Networks<text:span text:style-name="T2"> (GAN’s)</text:span></text:p>
      <text:p text:style-name="Standard"/>
      <text:p text:style-name="P2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officeooo:rsid="00172e9f" officeooo:paragraph-rsid="00172e9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dwin Jahir Rueda Roj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in Jahir Rueda Rojas</meta:initial-creator>
    <meta:creation-date>2019-08-19T15:53:29.050824355</meta:creation-date>
    <dc:date>2019-08-19T15:59:27.893899864</dc:date>
    <dc:creator>Edwin Jahir Rueda Rojas</dc:creator>
    <meta:editing-duration>PT6M</meta:editing-duration>
    <meta:editing-cycles>1</meta:editing-cycles>
    <meta:document-statistic meta:table-count="0" meta:image-count="0" meta:object-count="0" meta:page-count="2" meta:paragraph-count="2" meta:word-count="14" meta:character-count="97" meta:non-whitespace-character-count="85"/>
    <meta:generator>LibreOffice/6.0.7.3$Linux_X86_64 LibreOffice_project/00m0$Build-3</meta:generator>
  </office:meta>
</office:document-meta>
</file>